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9fed" officeooo:paragraph-rsid="00169fe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9fed" officeooo:paragraph-rsid="00169fe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 5248</text:p>
      <text:p text:style-name="P2"><text:tab/>This project adds comments entered in the GUI when updating a job to the Labor Performance Dashboard, Arc 4409. This will allow more efficient tracking of labor performance and enable the supervisors to easily see any complications encountered on a jo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2:18:15.393000000</meta:creation-date>
    <dc:date>2018-09-25T12:22:46.424000000</dc:date>
    <meta:editing-duration>PT4M32S</meta:editing-duration>
    <meta:editing-cycles>1</meta:editing-cycles>
    <meta:document-statistic meta:table-count="0" meta:image-count="0" meta:object-count="0" meta:page-count="1" meta:paragraph-count="2" meta:word-count="43" meta:character-count="262" meta:non-whitespace-character-count="220"/>
    <meta:generator>LibreOffice/6.0.4.2$Windows_X86_64 LibreOffice_project/9b0d9b32d5dcda91d2f1a96dc04c645c450872bf</meta:generator>
  </office:meta>
</office:document-meta>
</file>